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4">
      <style:paragraph-properties fo:margin-top="0.494cm" fo:margin-bottom="0cm" loext:contextual-spacing="true" fo:line-height="100%"/>
      <style:text-properties officeooo:paragraph-rsid="0013b129"/>
    </style:style>
    <style:style style:name="P2" style:family="paragraph" style:parent-style-name="List_20_Paragraph" style:list-style-name="WWNum5">
      <style:paragraph-properties fo:margin-top="0.494cm" fo:margin-bottom="0cm" loext:contextual-spacing="true" fo:line-height="100%"/>
      <style:text-properties officeooo:paragraph-rsid="0013b129"/>
    </style:style>
    <style:style style:name="P3" style:family="paragraph" style:parent-style-name="Standard">
      <style:paragraph-properties fo:text-align="center" style:justify-single-word="false"/>
      <style:text-properties officeooo:rsid="0013b129" officeooo:paragraph-rsid="0013b129"/>
    </style:style>
    <style:style style:name="P4" style:family="paragraph" style:parent-style-name="Standard">
      <style:paragraph-properties fo:text-align="start" style:justify-single-word="false"/>
      <style:text-properties officeooo:rsid="0013b129" officeooo:paragraph-rsid="0013b129"/>
    </style:style>
    <style:style style:name="P5" style:family="paragraph" style:parent-style-name="Standard" style:list-style-name="WWNum1">
      <style:text-properties officeooo:paragraph-rsid="0013b129"/>
    </style:style>
    <style:style style:name="P6" style:family="paragraph" style:parent-style-name="Standard">
      <style:text-properties officeooo:paragraph-rsid="0013b129"/>
    </style:style>
    <style:style style:name="P7" style:family="paragraph" style:parent-style-name="Standard">
      <style:text-properties fo:font-weight="bold" officeooo:paragraph-rsid="0013b129" style:font-weight-asian="bold" style:font-weight-complex="bold"/>
    </style:style>
    <style:style style:name="P8" style:family="paragraph" style:parent-style-name="Standard" style:list-style-name="WWNum1">
      <style:text-properties fo:font-weight="bold" officeooo:paragraph-rsid="0013b129" style:font-weight-asian="bold" style:font-weight-complex="bold"/>
    </style:style>
    <style:style style:name="P9" style:family="paragraph" style:parent-style-name="Standard" style:list-style-name="WWNum1">
      <style:text-properties fo:font-weight="normal" officeooo:paragraph-rsid="0013b129" style:font-weight-asian="normal" style:font-weight-complex="normal"/>
    </style:style>
    <style:style style:name="P10" style:family="paragraph" style:parent-style-name="Standard" style:list-style-name="WWNum5">
      <style:paragraph-properties fo:margin-top="0cm" fo:margin-bottom="0.494cm" loext:contextual-spacing="false" fo:line-height="100%" fo:text-align="start" style:justify-single-word="false" fo:padding-left="0cm" fo:padding-right="0cm" fo:padding-top="0cm" fo:padding-bottom="0.035cm" fo:border-left="none" fo:border-right="none" fo:border-top="none" fo:border-bottom="3pt dotted #000000"/>
      <style:text-properties fo:font-weight="bold" officeooo:rsid="0013b129" officeooo:paragraph-rsid="0013b129" style:font-weight-asian="bold" style:font-weight-complex="bold"/>
    </style:style>
    <style:style style:name="P11" style:family="paragraph" style:parent-style-name="Standard" style:list-style-name="WWNum5">
      <style:paragraph-properties fo:margin-top="0cm" fo:margin-bottom="0.494cm" loext:contextual-spacing="false" fo:line-height="100%" fo:text-align="start" style:justify-single-word="false" fo:padding-left="0cm" fo:padding-right="0cm" fo:padding-top="0cm" fo:padding-bottom="0.035cm" fo:border-left="none" fo:border-right="none" fo:border-top="none" fo:border-bottom="3pt dotted #000000"/>
      <style:text-properties fo:font-weight="normal" officeooo:rsid="0013b129" officeooo:paragraph-rsid="0013b129" style:font-weight-asian="normal" style:font-weight-complex="normal"/>
    </style:style>
    <style:style style:name="P12" style:family="paragraph" style:parent-style-name="Standard" style:list-style-name="WWNum4">
      <style:paragraph-properties fo:margin-top="0cm" fo:margin-bottom="0.494cm" loext:contextual-spacing="false" fo:line-height="100%"/>
      <style:text-properties fo:font-weight="bold" officeooo:paragraph-rsid="0013b129" style:font-weight-asian="bold" style:font-weight-complex="bold"/>
    </style:style>
    <style:style style:name="P13" style:family="paragraph" style:parent-style-name="Standard" style:list-style-name="WWNum4">
      <style:paragraph-properties fo:margin-top="0cm" fo:margin-bottom="0.494cm" loext:contextual-spacing="false" fo:line-height="100%"/>
      <style:text-properties fo:font-weight="normal" officeooo:paragraph-rsid="0013b129" style:font-weight-asian="normal" style:font-weight-complex="normal"/>
    </style:style>
    <style:style style:name="P14" style:family="paragraph" style:parent-style-name="Standard">
      <style:paragraph-properties fo:margin-left="2.54cm" fo:margin-right="0cm" fo:text-indent="0cm" style:auto-text-indent="false"/>
      <style:text-properties fo:font-weight="normal" officeooo:paragraph-rsid="0013b129" style:font-weight-asian="normal" style:font-weight-complex="normal"/>
    </style:style>
    <style:style style:name="P15" style:family="paragraph" style:parent-style-name="Standard">
      <style:paragraph-properties fo:margin-left="2.54cm" fo:margin-right="0cm" fo:margin-top="0cm" fo:margin-bottom="0cm" loext:contextual-spacing="false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weight="bold" officeooo:paragraph-rsid="0013b129" style:font-weight-asian="bold" style:font-weight-complex="bold"/>
    </style:style>
    <style:style style:name="P16" style:family="paragraph" style:parent-style-name="Standard" style:list-style-name="WWNum4">
      <style:paragraph-properties fo:margin-top="0cm" fo:margin-bottom="0cm" loext:contextual-spacing="false" fo:line-height="100%"/>
      <style:text-properties fo:font-weight="bold" officeooo:paragraph-rsid="0013b129" style:font-weight-asian="bold" style:font-weight-complex="bold"/>
    </style:style>
    <style:style style:name="P17" style:family="paragraph" style:parent-style-name="Standard" style:list-style-name="WWNum5">
      <style:paragraph-properties fo:margin-top="0cm" fo:margin-bottom="0cm" loext:contextual-spacing="false" fo:line-height="100%"/>
      <style:text-properties fo:font-weight="bold" officeooo:paragraph-rsid="0013b129" style:font-weight-asian="bold" style:font-weight-complex="bold"/>
    </style:style>
    <style:style style:name="P18" style:family="paragraph" style:parent-style-name="Standard">
      <style:paragraph-properties fo:margin-top="0.494cm" fo:margin-bottom="0.494cm" loext:contextual-spacing="false" fo:line-height="100%"/>
      <style:text-properties officeooo:paragraph-rsid="0013b129"/>
    </style:style>
    <style:style style:name="P19" style:family="paragraph" style:parent-style-name="Standard" style:list-style-name="WWNum4">
      <style:paragraph-properties fo:margin-top="0.494cm" fo:margin-bottom="0.494cm" loext:contextual-spacing="false" fo:line-height="100%"/>
      <style:text-properties fo:font-weight="bold" officeooo:paragraph-rsid="0013b129" style:font-weight-asian="bold" style:font-weight-complex="bold"/>
    </style:style>
    <style:style style:name="P20" style:family="paragraph" style:parent-style-name="Standard" style:list-style-name="WWNum4">
      <style:paragraph-properties fo:margin-top="0.494cm" fo:margin-bottom="0.494cm" loext:contextual-spacing="false" fo:line-height="100%"/>
      <style:text-properties fo:font-weight="normal" officeooo:paragraph-rsid="0013b129" style:font-weight-asian="normal" style:font-weight-complex="normal"/>
    </style:style>
    <style:style style:name="P21" style:family="paragraph" style:parent-style-name="Standard" style:list-style-name="WWNum4">
      <style:paragraph-properties fo:margin-top="0.494cm" fo:margin-bottom="0cm" loext:contextual-spacing="false" fo:line-height="100%"/>
      <style:text-properties fo:font-weight="bold" officeooo:paragraph-rsid="0013b129" style:font-weight-asian="bold" style:font-weight-complex="bold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 New Roman" fo:font-size="12pt" style:letter-kerning="false" style:font-name-asian="Times New Roman1" style:font-size-asian="12pt" style:language-asian="en" style:country-asian="IN" style:font-name-complex="Times New Roman1" style:font-size-complex="12pt"/>
    </style:style>
    <style:style style:name="T4" style:family="text">
      <style:text-properties style:font-name="Times New Roman" fo:font-size="12pt" style:text-underline-style="solid" style:text-underline-width="auto" style:text-underline-color="font-color" fo:font-weight="bold" style:letter-kerning="false" style:font-name-asian="Times New Roman1" style:font-size-asian="12pt" style:language-asian="en" style:country-asian="IN" style:font-weight-asian="bold" style:font-name-complex="Times New Roman1" style:font-size-complex="12pt" style:font-weight-complex="bold"/>
    </style:style>
    <style:style style:name="T5" style:family="text">
      <style:text-properties style:font-name="Times New Roman" fo:font-size="12pt" style:text-underline-style="solid" style:text-underline-width="auto" style:text-underline-color="font-color" style:letter-kerning="false" style:font-name-asian="Times New Roman1" style:font-size-asian="12pt" style:language-asian="en" style:country-asian="IN" style:font-name-complex="Times New Roman1" style:font-size-complex="12pt"/>
    </style:style>
    <style:style style:name="T6" style:family="text">
      <style:text-properties style:font-name="Times New Roman" fo:font-size="12pt" fo:font-weight="bold" style:letter-kerning="false" style:font-name-asian="Times New Roman1" style:font-size-asian="12pt" style:language-asian="en" style:country-asian="IN" style:font-weight-asian="bold" style:font-name-complex="Times New Roman1" style:font-size-complex="12pt" style:font-weight-complex="bold"/>
    </style:style>
    <style:style style:name="T7" style:family="text">
      <style:text-properties style:font-name="Courier New1" fo:font-size="10pt" style:letter-kerning="false" style:font-name-asian="Times New Roman1" style:font-size-asian="10pt" style:language-asian="en" style:country-asian="IN" style:font-name-complex="Courier New2" style:font-size-complex="10pt"/>
    </style:style>
    <style:style style:name="T8" style:family="text">
      <style:text-properties style:font-name="Courier New1" fo:font-size="10pt" style:text-underline-style="solid" style:text-underline-width="auto" style:text-underline-color="font-color" fo:font-weight="bold" style:letter-kerning="false" style:font-name-asian="Times New Roman1" style:font-size-asian="10pt" style:language-asian="en" style:country-asian="IN" style:font-weight-asian="bold" style:font-name-complex="Courier New2" style:font-size-complex="10pt" style:font-weight-complex="bold"/>
    </style:style>
    <style:style style:name="T9" style:family="text">
      <style:text-properties style:font-name="Courier New1" fo:font-size="10pt" style:text-underline-style="solid" style:text-underline-width="auto" style:text-underline-color="font-color" style:letter-kerning="false" style:font-name-asian="Times New Roman1" style:font-size-asian="10pt" style:language-asian="en" style:country-asian="IN" style:font-name-complex="Courier New2" style:font-size-complex="10pt"/>
    </style:style>
    <style:style style:name="T10" style:family="text">
      <style:text-properties style:font-name="MS Gothic" style:font-name-asian="MS Gothic1" style:font-name-complex="MS Gothic1"/>
    </style:style>
    <style:style style:name="T11" style:family="text">
      <style:text-properties style:font-name="Calibri" style:font-name-complex="Calibri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/><text:span text:style-name="T1">LINUX ASSIGNMENT 1</text:span></text:p>
      <text:p text:style-name="P3"><text:span text:style-name="T1"/></text:p>
      <text:p text:style-name="P4"><text:span text:style-name="T1"/></text:p>
      <text:p text:style-name="P4"><text:span text:style-name="T1"/></text:p>
      <text:p text:style-name="P7">Question:</text:p>
      <text:p text:style-name="P7">1. create a directory test/1/2/3</text:p>
      <text:p text:style-name="P7">2. Navigate to 3</text:p>
      <text:p text:style-name="P6">diot@diot6:~$ cd test1</text:p>
      <text:p text:style-name="P6">diot@diot6:~/test1$ mkdir -p test1/1/2/3</text:p>
      <text:p text:style-name="P6">diot@diot6:~/test1$ pwd</text:p>
      <text:p text:style-name="P6">/home/diot/test1</text:p>
      <text:p text:style-name="P6">diot@diot6:~/test1$ tree</text:p>
      <text:p text:style-name="P6">.</text:p>
      <text:p text:style-name="P6">└── test1</text:p>
      <text:p text:style-name="P6"><text:s text:c="4"/>└── 1</text:p>
      <text:p text:style-name="P6"><text:s text:c="8"/>└── 2</text:p>
      <text:p text:style-name="P6"><text:s text:c="12"/>└── 3</text:p>
      <text:p text:style-name="P6"/>
      <text:p text:style-name="P6">4 directories, 0 files</text:p>
      <text:p text:style-name="P7"/>
      <text:p text:style-name="P7">3. create a file 1.txt inside 1 dir and write "IoT is awesome"</text:p>
      <text:p text:style-name="P7">in this file without providing the absolute path.</text:p>
      <text:p text:style-name="P7">Solution:</text:p>
      <text:p text:style-name="P7">echo "Iot is awesome" &gt; ../../1.txt</text:p>
      <text:p text:style-name="P6"/>
      <text:p text:style-name="P6">diot@diot6:~/test1/test1/1/2/3$ echo "IOT is Awesome"&gt;../../1.txt</text:p>
      <text:p text:style-name="P6"/>
      <text:p text:style-name="P6"><text:span text:style-name="T2">File and Directory Operations</text:span></text:p>
      <text:list xml:id="list162709367" text:style-name="WWNum1">
        <text:list-item>
          <text:p text:style-name="P5"><text:span text:style-name="T2">Creating and Navigating Directories</text:span></text:p>
        </text:list-item>
      </text:list>
      <text:p text:style-name="P6"/>
      <text:p text:style-name="P6">diot@diot6:~/Assign_linux/my_project/src$ pwd</text:p>
      <text:p text:style-name="P6">/home/diot/Assign_linux/my_project/src</text:p>
      <text:p text:style-name="P6">diot@diot6:~/Assign_linux/my_project/src$ mkdir -p docs/bin</text:p>
      <text:p text:style-name="P6">diot@diot6:~/Assign_linux/my_project/src$ cd docs/bin</text:p>
      <text:p text:style-name="P6">diot@diot6:~/Assign_linux/my_project/src/docs/bin$ cd ..</text:p>
      <text:p text:style-name="P6">diot@diot6:~/Assign_linux/my_project/src/docs$ cd ..</text:p>
      <text:p text:style-name="P6">diot@diot6:~/Assign_linux/my_project/src$ ls</text:p>
      <text:p text:style-name="P6">docs</text:p>
      <text:p text:style-name="P6">my_project/</text:p>
      <text:p text:style-name="P6"><text:span text:style-name="T10">├</text:span><text:span text:style-name="T11">──</text:span> src/</text:p>
      <text:p text:style-name="P6"><text:span text:style-name="T10">├</text:span><text:span text:style-name="T11">──</text:span> docs/</text:p>
      <text:p text:style-name="P6">└── bin/</text:p>
      <text:list xml:id="list125844559340422" text:continue-numbering="true" text:style-name="WWNum1">
        <text:list-item>
          <text:p text:style-name="P5"><text:span text:style-name="T2">Creating and Manipulating Files</text:span></text:p>
          <text:list>
            <text:list-item>
              <text:p text:style-name="P8">Create a file called README.md in the docs directory.</text:p>
              <text:p text:style-name="P5">diot@diot6:~/Assign_linux/my_project/src$ touch README.md</text:p>
              <text:p text:style-name="P5">diot@diot6:~/Assign_linux/my_project/src$ ls</text:p>
              <text:p text:style-name="P5">docs <text:s/>README.md</text:p>
            </text:list-item>
            <text:list-item>
              <text:p text:style-name="P8">Write the text "Welcome to my project!" into README.md using a command.</text:p>
              <text:p text:style-name="P8">diot@diot6:~/Assign_linux/my_project/src$ echo "Welcome to my project"&gt;README.md</text:p>
            </text:list-item>
            <text:list-item>
              <text:p text:style-name="P8">diot@diot6:~/Assign_linux/my_project/src$ cat README.md</text:p>
              <text:p text:style-name="P8"><text:soft-page-break/>Welcome to my project</text:p>
            </text:list-item>
            <text:list-item>
              <text:p text:style-name="P8">Display the contents of README.md.</text:p>
              <text:p text:style-name="P9">diot@diot6:~/Assign_linux/my_project/src$ echo "Welcome to my project"&gt;README.md</text:p>
              <text:p text:style-name="P9">diot@diot6:~/Assign_linux/my_project/src$ cat README.md</text:p>
              <text:p text:style-name="P9">Welcome to my project</text:p>
              <text:p text:style-name="P5"/>
            </text:list-item>
          </text:list>
        </text:list-item>
        <text:list-item>
          <text:p text:style-name="P5"><text:span text:style-name="T2">Deleting Files and Directories</text:span></text:p>
          <text:list>
            <text:list-item>
              <text:p text:style-name="P8">Delete the file README.md from bin.</text:p>
            </text:list-item>
            <text:list-item>
              <text:p text:style-name="P8">Remove the entire bin directory.</text:p>
            </text:list-item>
          </text:list>
        </text:list-item>
      </text:list>
      <text:p text:style-name="P14">diot@diot6:~/Assign_linux/my_project/src$ rm -rf README.md</text:p>
      <text:p text:style-name="P14">diot@diot6:~/Assign_linux/my_project/src$ ls</text:p>
      <text:p text:style-name="P14">docs</text:p>
      <text:p text:style-name="P14">diot@diot6:~/Assign_linux/my_project/src/docs$ rmdir -v bin/</text:p>
      <text:p text:style-name="P14">rmdir: removing directory, 'bin/'</text:p>
      <text:list xml:id="list3708875465" text:style-name="WWNum4">
        <text:list-item>
          <text:p text:style-name="P1"><text:span text:style-name="T6">File Creation and Management</text:span></text:p>
          <text:list>
            <text:list-item>
              <text:p text:style-name="P16"><text:span text:style-name="T3">Create a file called </text:span><text:span text:style-name="T7">notes.txt</text:span><text:span text:style-name="T3"> in your home directory.</text:span></text:p>
            </text:list-item>
            <text:list-item>
              <text:p text:style-name="P16"><text:span text:style-name="T3">Write the sentence "Linux is powerful" into </text:span><text:span text:style-name="T7">notes.txt</text:span><text:span text:style-name="T3"> using a single command.</text:span></text:p>
            </text:list-item>
            <text:list-item>
              <text:p text:style-name="P12"><text:span text:style-name="T3">Display the contents of </text:span><text:span text:style-name="T7">notes.txt</text:span><text:span text:style-name="T3">.</text:span></text:p>
              <text:p text:style-name="P13"><text:span text:style-name="T3">diot@diot6:~/Assign_linux$ touch ~/notes.txt</text:span></text:p>
              <text:p text:style-name="P13"><text:span text:style-name="T3">diot@diot6:~/Assign_linux$ echo "Linux is powerful" &gt; ~/notes.txt</text:span></text:p>
              <text:p text:style-name="P13"><text:span text:style-name="T3">diot@diot6:~/Assign_linux$ cat ~/notes.txt</text:span></text:p>
              <text:p text:style-name="P13"><text:span text:style-name="T3">Linux is powerful</text:span></text:p>
            </text:list-item>
          </text:list>
        </text:list-item>
      </text:list>
      <text:p text:style-name="P18"><text:span text:style-name="T6"><text:s text:c="3"/>6 <text:s/>Directory Creation and Navigation</text:span></text:p>
      <text:list xml:id="list125845610367404" text:continue-numbering="true" text:style-name="WWNum4">
        <text:list-item>
          <text:list>
            <text:list-header>
              <text:p text:style-name="P19"><text:span text:style-name="T3">Create a directory structure:</text:span></text:p>
            </text:list-header>
          </text:list>
        </text:list-item>
      </text:list>
      <text:p text:style-name="P15"><text:span text:style-name="T7">css</text:span></text:p>
      <text:p text:style-name="P15"><text:span text:style-name="T7">Copy code</text:span></text:p>
      <text:p text:style-name="P15"><text:span text:style-name="T7">projects/</text:span></text:p>
      <text:p text:style-name="P15"><text:span text:style-name="T7">├── code/</text:span></text:p>
      <text:p text:style-name="P15"><text:span text:style-name="T7">└── data/</text:span></text:p>
      <text:list xml:id="list125844897935799" text:continue-numbering="true" text:style-name="WWNum4">
        <text:list-item>
          <text:list>
            <text:list-header>
              <text:p text:style-name="P19"><text:span text:style-name="T3">Navigate to </text:span><text:span text:style-name="T7">projects</text:span><text:span text:style-name="T3"> and list all files and directories.</text:span></text:p>
              <text:p text:style-name="P20"><text:span text:style-name="T3">diot@diot6:~/Assign_linux$ mkdir -p project/code project/data</text:span></text:p>
              <text:p text:style-name="P20"><text:span text:style-name="T3">diot@diot6:~/Assign_linux$ tree project</text:span></text:p>
              <text:p text:style-name="P20"><text:span text:style-name="T3">project</text:span></text:p>
              <text:p text:style-name="P20"><text:soft-page-break/><text:span text:style-name="T3">├── code</text:span></text:p>
              <text:p text:style-name="P20"><text:span text:style-name="T3">└── data</text:span></text:p>
            </text:list-header>
          </text:list>
        </text:list-item>
      </text:list>
      <text:p text:style-name="P18"><text:span text:style-name="T6">7 <text:s/>Copying and Moving Files</text:span></text:p>
      <text:list xml:id="list125844156912910" text:continue-numbering="true" text:style-name="WWNum4">
        <text:list-item>
          <text:list>
            <text:list-item>
              <text:p text:style-name="P21"><text:span text:style-name="T3">Copy </text:span><text:span text:style-name="T7">notes.txt</text:span><text:span text:style-name="T3"> from your home directory to </text:span><text:span text:style-name="T7">projects/code</text:span><text:span text:style-name="T3">.</text:span></text:p>
            </text:list-item>
            <text:list-item>
              <text:p text:style-name="P12"><text:span text:style-name="T3">Rename the copied file in </text:span><text:span text:style-name="T7">code</text:span><text:span text:style-name="T3"> to </text:span><text:span text:style-name="T7">summary.txt</text:span><text:span text:style-name="T3">.</text:span></text:p>
              <text:p text:style-name="P13"><text:span text:style-name="T3">diot@diot6:~/Assign_linux$ mv notes.txt project/code</text:span></text:p>
              <text:p text:style-name="P13"><text:span text:style-name="T3">diot@diot6:~/Assign_linux$ ls</text:span></text:p>
              <text:p text:style-name="P13"><text:span text:style-name="T3">my_project <text:s/>project <text:s/>Q5</text:span></text:p>
              <text:p text:style-name="P13"><text:span text:style-name="T3">diot@diot6:~/Assign_linux/project/code$ mv notes.txt summury.txt</text:span></text:p>
              <text:p text:style-name="P13"><text:span text:style-name="T3">diot@diot6:~/Assign_linux/project/code$ ls</text:span></text:p>
              <text:p text:style-name="P13"><text:span text:style-name="T3">summury.txt</text:span></text:p>
            </text:list-item>
          </text:list>
        </text:list-item>
      </text:list>
      <text:list xml:id="list19720310" text:style-name="WWNum5">
        <text:list-item>
          <text:p text:style-name="P2"><text:span text:style-name="T6">Deleting Files and Directories</text:span></text:p>
          <text:list>
            <text:list-item>
              <text:p text:style-name="P17"><text:span text:style-name="T3">Delete </text:span><text:span text:style-name="T7">summary.txt</text:span><text:span text:style-name="T3"> from the </text:span><text:span text:style-name="T7">code</text:span><text:span text:style-name="T3"> directory.</text:span></text:p>
            </text:list-item>
            <text:list-item>
              <text:p text:style-name="P10"><text:span text:style-name="T5">Remove the </text:span><text:span text:style-name="T9">data</text:span><text:span text:style-name="T5"> directory entirely.</text:span></text:p>
              <text:p text:style-name="P11"><text:span text:style-name="T5">diot@diot6:~/Assign_linux/project/code$ rm -rf summury.txt</text:span></text:p>
              <text:p text:style-name="P11"><text:span text:style-name="T5">diot@diot6:~/Assign_linux/project$ rmdir data/</text:span></text:p>
              <text:p text:style-name="P11"><text:span text:style-name="T5">diot@diot6:~/Assign_linux/project$ ls</text:span></text:p>
              <text:p text:style-name="P11"><text:span text:style-name="T5">code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ListLabel_20_4" style:display-name="ListLabel 4" style:family="text">
      <style:text-properties fo:font-weight="bold" style:font-weight-asian="bol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weight="bold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number text:level="1" text:style-name="ListLabel_20_4" style:num-format="1" text:start-value="8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022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292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83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102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372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6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number text:level="3" text:style-name="ListLabel_20_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 text:start-value="5">
        <style:list-level-properties text:list-level-position-and-space-mode="label-alignment">
          <style:list-level-label-alignment text:label-followed-by="listtab" fo:text-indent="-0.635cm" fo:margin-left="0.84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117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38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927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197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73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00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15T12:37:40.374653258</meta:creation-date>
    <dc:date>2024-11-15T12:58:38.584448065</dc:date>
    <meta:editing-duration>PT7M17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3" meta:paragraph-count="93" meta:word-count="372" meta:character-count="3144" meta:non-whitespace-character-count="2858"/>
  </office:meta>
</office:document-meta>
</file>